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7.53cm" fo:min-width="9.533cm"/>
    </style:style>
    <style:style style:name="gr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fo:min-height="5.84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c9211e"/>
    </style:style>
    <style:style style:name="P5" style:family="paragraph">
      <loext:graphic-properties draw:fill="none" draw:fill-color="#ffffff"/>
      <style:text-properties fo:color="#c9211e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33cm" svg:height="17.78cm" svg:x="5.318cm" svg:y="3.2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18cm" svg:y1="12.176cm" svg:x2="15.351cm" svg:y2="12.176cm">
          <text:p/>
        </draw:line>
        <draw:frame draw:style-name="gr3" draw:text-style-name="P3" draw:layer="layout" svg:width="8.763cm" svg:height="0.962cm" svg:x="5.699cm" svg:y="2.143cm">
          <draw:text-box>
            <text:p>Higher memory addresses</text:p>
          </draw:text-box>
        </draw:frame>
        <draw:frame draw:style-name="gr3" draw:text-style-name="P3" draw:layer="layout" svg:width="8.763cm" svg:height="0.962cm" svg:x="5.699cm" svg:y="21.32cm">
          <draw:text-box>
            <text:p>Lower memory addresses</text:p>
          </draw:text-box>
        </draw:frame>
        <draw:line draw:style-name="gr4" draw:text-style-name="P2" draw:layer="layout" svg:x1="5.318cm" svg:y1="20.05cm" svg:x2="15.351cm" svg:y2="20.05cm">
          <text:p/>
        </draw:line>
        <draw:line draw:style-name="gr4" draw:text-style-name="P2" draw:layer="layout" svg:x1="5.318cm" svg:y1="18.907cm" svg:x2="15.351cm" svg:y2="18.907cm">
          <text:p/>
        </draw:line>
        <draw:line draw:style-name="gr4" draw:text-style-name="P2" draw:layer="layout" svg:x1="5.318cm" svg:y1="17.891cm" svg:x2="15.351cm" svg:y2="17.891cm">
          <text:p/>
        </draw:line>
        <draw:line draw:style-name="gr4" draw:text-style-name="P2" draw:layer="layout" svg:x1="5.318cm" svg:y1="16.875cm" svg:x2="15.351cm" svg:y2="16.875cm">
          <text:p/>
        </draw:line>
        <draw:line draw:style-name="gr4" draw:text-style-name="P2" draw:layer="layout" svg:x1="5.318cm" svg:y1="11.033cm" svg:x2="15.351cm" svg:y2="11.033cm">
          <text:p/>
        </draw:line>
        <draw:line draw:style-name="gr4" draw:text-style-name="P2" draw:layer="layout" svg:x1="5.318cm" svg:y1="9.89cm" svg:x2="15.351cm" svg:y2="9.89cm">
          <text:p/>
        </draw:line>
        <draw:line draw:style-name="gr4" draw:text-style-name="P2" draw:layer="layout" svg:x1="5.318cm" svg:y1="8.874cm" svg:x2="15.351cm" svg:y2="8.874cm">
          <text:p/>
        </draw:line>
        <draw:line draw:style-name="gr4" draw:text-style-name="P2" draw:layer="layout" svg:x1="5.318cm" svg:y1="7.858cm" svg:x2="15.351cm" svg:y2="7.858cm">
          <text:p/>
        </draw:line>
        <draw:frame draw:style-name="gr5" draw:text-style-name="P3" draw:layer="layout" svg:width="4.418cm" svg:height="0.962cm" svg:x="15.732cm" svg:y="6.969cm">
          <draw:text-box>
            <text:p>strcpy() frame</text:p>
          </draw:text-box>
        </draw:frame>
        <draw:frame draw:style-name="gr5" draw:text-style-name="P3" draw:layer="layout" svg:width="3.923cm" svg:height="0.962cm" svg:x="15.605cm" svg:y="15.986cm">
          <draw:text-box>
            <text:p>func() frame</text:p>
          </draw:text-box>
        </draw:frame>
        <draw:frame draw:style-name="gr5" draw:text-style-name="P3" draw:layer="layout" svg:width="1.734cm" svg:height="0.962cm" svg:x="9.382cm" svg:y="20.05cm">
          <draw:text-box>
            <text:p>args</text:p>
          </draw:text-box>
        </draw:frame>
        <draw:frame draw:style-name="gr5" draw:text-style-name="P3" draw:layer="layout" svg:width="1.734cm" svg:height="0.962cm" svg:x="9.382cm" svg:y="11.087cm">
          <draw:text-box>
            <text:p>args</text:p>
          </draw:text-box>
        </draw:frame>
        <draw:frame draw:style-name="gr5" draw:text-style-name="P3" draw:layer="layout" svg:width="3.249cm" svg:height="0.962cm" svg:x="8.673cm" svg:y="19.034cm">
          <draw:text-box>
            <text:p>Saved LP</text:p>
          </draw:text-box>
        </draw:frame>
        <draw:frame draw:style-name="gr3" draw:text-style-name="P3" draw:layer="layout" svg:width="5.842cm" svg:height="0.962cm" svg:x="8.62cm" svg:y="18.018cm">
          <draw:text-box>
            <text:p>Saved BP</text:p>
          </draw:text-box>
        </draw:frame>
        <draw:frame draw:style-name="gr5" draw:text-style-name="P3" draw:layer="layout" svg:width="3.249cm" svg:height="0.962cm" svg:x="8.621cm" svg:y="10.017cm">
          <draw:text-box>
            <text:p>Saved LP</text:p>
          </draw:text-box>
        </draw:frame>
        <draw:frame draw:style-name="gr3" draw:text-style-name="P3" draw:layer="layout" svg:width="5.842cm" svg:height="0.962cm" svg:x="8.62cm" svg:y="9.001cm">
          <draw:text-box>
            <text:p>Saved BP</text:p>
          </draw:text-box>
        </draw:frame>
        <draw:frame draw:style-name="gr3" draw:text-style-name="P3" draw:layer="layout" svg:width="8.763cm" svg:height="0.962cm" svg:x="6.842cm" svg:y="17.002cm">
          <draw:text-box>
            <text:p>Local 0 (buf 128 bytes)</text:p>
          </draw:text-box>
        </draw:frame>
      </draw:page>
      <draw:page draw:name="page2" draw:style-name="dp1" draw:master-page-name="Default">
        <draw:custom-shape draw:style-name="gr1" draw:text-style-name="P1" draw:layer="layout" svg:width="10.033cm" svg:height="17.78cm" svg:x="5.318cm" svg:y="3.2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18cm" svg:y1="12.176cm" svg:x2="15.351cm" svg:y2="12.176cm">
          <text:p/>
        </draw:line>
        <draw:frame draw:style-name="gr3" draw:text-style-name="P3" draw:layer="layout" svg:width="8.763cm" svg:height="0.962cm" svg:x="5.699cm" svg:y="2.143cm">
          <draw:text-box>
            <text:p>Higher memory addresses</text:p>
          </draw:text-box>
        </draw:frame>
        <draw:frame draw:style-name="gr3" draw:text-style-name="P3" draw:layer="layout" svg:width="8.763cm" svg:height="0.962cm" svg:x="5.699cm" svg:y="21.32cm">
          <draw:text-box>
            <text:p>Lower memory addresses</text:p>
          </draw:text-box>
        </draw:frame>
        <draw:line draw:style-name="gr4" draw:text-style-name="P2" draw:layer="layout" svg:x1="5.318cm" svg:y1="20.05cm" svg:x2="15.351cm" svg:y2="20.05cm">
          <text:p/>
        </draw:line>
        <draw:line draw:style-name="gr4" draw:text-style-name="P2" draw:layer="layout" svg:x1="5.318cm" svg:y1="18.907cm" svg:x2="15.351cm" svg:y2="18.907cm">
          <text:p/>
        </draw:line>
        <draw:line draw:style-name="gr4" draw:text-style-name="P2" draw:layer="layout" svg:x1="5.318cm" svg:y1="17.891cm" svg:x2="15.351cm" svg:y2="17.891cm">
          <text:p/>
        </draw:line>
        <draw:line draw:style-name="gr4" draw:text-style-name="P2" draw:layer="layout" svg:x1="5.318cm" svg:y1="16.875cm" svg:x2="15.351cm" svg:y2="16.875cm">
          <text:p/>
        </draw:line>
        <draw:line draw:style-name="gr4" draw:text-style-name="P2" draw:layer="layout" svg:x1="5.318cm" svg:y1="11.033cm" svg:x2="15.351cm" svg:y2="11.033cm">
          <text:p/>
        </draw:line>
        <draw:line draw:style-name="gr4" draw:text-style-name="P2" draw:layer="layout" svg:x1="5.318cm" svg:y1="9.89cm" svg:x2="15.351cm" svg:y2="9.89cm">
          <text:p/>
        </draw:line>
        <draw:line draw:style-name="gr4" draw:text-style-name="P2" draw:layer="layout" svg:x1="5.318cm" svg:y1="8.874cm" svg:x2="15.351cm" svg:y2="8.874cm">
          <text:p/>
        </draw:line>
        <draw:frame draw:style-name="gr5" draw:text-style-name="P3" draw:layer="layout" svg:width="4.418cm" svg:height="0.962cm" svg:x="15.732cm" svg:y="6.969cm">
          <draw:text-box>
            <text:p>strcpy() frame</text:p>
          </draw:text-box>
        </draw:frame>
        <draw:frame draw:style-name="gr5" draw:text-style-name="P3" draw:layer="layout" svg:width="3.923cm" svg:height="0.962cm" svg:x="15.605cm" svg:y="15.986cm">
          <draw:text-box>
            <text:p>func() frame</text:p>
          </draw:text-box>
        </draw:frame>
        <draw:frame draw:style-name="gr5" draw:text-style-name="P3" draw:layer="layout" svg:width="1.734cm" svg:height="0.962cm" svg:x="9.382cm" svg:y="20.05cm">
          <draw:text-box>
            <text:p>args</text:p>
          </draw:text-box>
        </draw:frame>
        <draw:frame draw:style-name="gr5" draw:text-style-name="P3" draw:layer="layout" svg:width="1.734cm" svg:height="0.962cm" svg:x="9.382cm" svg:y="11.087cm">
          <draw:text-box>
            <text:p>args</text:p>
          </draw:text-box>
        </draw:frame>
        <draw:frame draw:style-name="gr5" draw:text-style-name="P3" draw:layer="layout" svg:width="3.249cm" svg:height="0.962cm" svg:x="8.673cm" svg:y="19.034cm">
          <draw:text-box>
            <text:p>Saved LP</text:p>
          </draw:text-box>
        </draw:frame>
        <draw:frame draw:style-name="gr3" draw:text-style-name="P3" draw:layer="layout" svg:width="5.842cm" svg:height="0.962cm" svg:x="8.62cm" svg:y="18.018cm">
          <draw:text-box>
            <text:p>Saved BP</text:p>
          </draw:text-box>
        </draw:frame>
        <draw:frame draw:style-name="gr5" draw:text-style-name="P3" draw:layer="layout" svg:width="3.249cm" svg:height="0.962cm" svg:x="8.621cm" svg:y="10.017cm">
          <draw:text-box>
            <text:p>Saved LP</text:p>
          </draw:text-box>
        </draw:frame>
        <draw:frame draw:style-name="gr3" draw:text-style-name="P3" draw:layer="layout" svg:width="5.842cm" svg:height="0.962cm" svg:x="8.62cm" svg:y="9.001cm">
          <draw:text-box>
            <text:p>Saved BP</text:p>
          </draw:text-box>
        </draw:frame>
        <draw:frame draw:style-name="gr3" draw:text-style-name="P3" draw:layer="layout" svg:width="8.763cm" svg:height="0.962cm" svg:x="6.842cm" svg:y="17.002cm">
          <draw:text-box>
            <text:p>Local 0 (buf 128 bytes)</text:p>
          </draw:text-box>
        </draw:frame>
        <draw:line draw:style-name="gr6" draw:text-style-name="P2" draw:layer="layout" svg:x1="5.953cm" svg:y1="17.637cm" svg:x2="5.953cm" svg:y2="10.017cm">
          <text:p/>
        </draw:line>
        <draw:frame draw:style-name="gr7" draw:text-style-name="P5" draw:layer="layout" svg:width="4.191cm" svg:height="6.096cm" svg:x="1.381cm" svg:y="12.811cm">
          <draw:text-box>
            <text:p text:style-name="P4"><text:span text:style-name="T1">strcpy() write to buf overflow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6:30:08.710790341</meta:creation-date>
    <dc:date>2020-09-29T16:46:33.425838162</dc:date>
    <meta:editing-duration>PT6M2S</meta:editing-duration>
    <meta:editing-cycles>2</meta:editing-cycles>
    <meta:generator>LibreOffice/6.4.6.2$Linux_X86_64 LibreOffice_project/40$Build-2</meta:generator>
    <meta:document-statistic meta:object-count="43"/>
  </office:meta>
</office:document-meta>
</file>